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hatch" draw:fill-color="#cfe7f5" draw:fill-hatch-name="青1" draw:fill-hatch-solid="fals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92cm"/>
    </style:style>
    <style:style style:name="gr4" style:family="graphic" style:parent-style-name="objectwithoutfill">
      <style:graphic-properties svg:stroke-color="#ff0000"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74cm"/>
    </style:style>
    <style:style style:name="gr6" style:family="graphic" style:parent-style-name="standard">
      <style:graphic-properties draw:fill="hatch" draw:fill-color="#cfe7f5" draw:fill-hatch-name="オレンジ1" draw:fill-hatch-solid="false" draw:textarea-vertical-align="middle"/>
    </style:style>
    <style:style style:name="gr7" style:family="graphic" style:parent-style-name="standard">
      <style:graphic-properties draw:fill="hatch" draw:fill-color="#cfe7f5" draw:fill-hatch-name="黄色1" draw:fill-hatch-solid="fals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Georgia" style:font-family-generic="roman" style:font-pitch="variable" fo:font-size="18pt" style:font-size-asian="18pt" style:font-size-complex="18pt"/>
    </style:style>
    <style:style style:name="P3" style:family="paragraph">
      <style:text-properties fo:font-family="Georgia" style:font-family-generic="roman" style:font-pitch="variable" fo:font-size="18pt" style:font-size-asian="18pt" style:font-size-complex="18pt"/>
    </style:style>
    <style:style style:name="T1" style:family="text">
      <style:text-properties fo:font-family="Georgia" style:font-family-generic="roman" style:font-pitch="variable" fo:font-size="18pt" style:font-size-asian="18pt" style:font-size-complex="18pt"/>
    </style:style>
    <style:style style:name="T2" style:family="text">
      <style:text-properties style:text-position="super 58%" fo:font-family="Georgia" style:font-family-generic="roman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ellipse draw:style-name="gr1" draw:text-style-name="P2" draw:layer="layout" svg:width="1.741cm" svg:height="1.749cm" svg:x="3.895cm" svg:y="10.226cm">
          <text:p text:style-name="P1"><text:span text:style-name="T1">Mg</text:span><text:span text:style-name="T2">2+</text:span></text:p>
        </draw:ellipse>
        <draw:line draw:style-name="gr2" draw:text-style-name="P2" draw:layer="layout" svg:x1="8.667cm" svg:y1="14.499cm" svg:x2="6.962cm" svg:y2="13.141cm">
          <text:p/>
        </draw:line>
        <draw:line draw:style-name="gr2" draw:text-style-name="P2" draw:layer="layout" svg:x1="0.811cm" svg:y1="6.145cm" svg:x2="2.371cm" svg:y2="7.544cm">
          <text:p/>
        </draw:line>
        <draw:frame draw:style-name="gr3" draw:text-style-name="P3" draw:layer="layout" svg:width="0.933cm" svg:height="1.142cm" svg:x="1.088cm" svg:y="5.329cm">
          <draw:text-box>
            <text:p><text:span text:style-name="T1">P</text:span></text:p>
          </draw:text-box>
        </draw:frame>
        <draw:line draw:style-name="gr4" draw:text-style-name="P2" draw:layer="layout" svg:x1="2.721cm" svg:y1="10.459cm" svg:x2="4.004cm" svg:y2="11.042cm">
          <text:p/>
        </draw:line>
        <draw:line draw:style-name="gr2" draw:text-style-name="P2" draw:layer="layout" svg:x1="9.133cm" svg:y1="9.06cm" svg:x2="7.501cm" svg:y2="9.06cm">
          <text:p/>
        </draw:line>
        <draw:frame draw:style-name="gr5" draw:text-style-name="P3" draw:layer="layout" svg:width="4.584cm" svg:height="1.99cm" svg:x="0.469cm" svg:y="11.734cm">
          <draw:text-box>
            <text:p><text:span text:style-name="T1">Coulomb's force</text:span></text:p>
          </draw:text-box>
        </draw:frame>
        <draw:ellipse draw:style-name="gr6" draw:text-style-name="P2" draw:layer="layout" svg:width="2.099cm" svg:height="2.107cm" svg:x="4.586cm" svg:y="8.361cm">
          <text:p text:style-name="P1"><text:span text:style-name="T1">O</text:span><text:span text:style-name="T2">2-</text:span></text:p>
        </draw:ellipse>
        <draw:ellipse draw:style-name="gr7" draw:text-style-name="P2" draw:layer="layout" svg:width="1.508cm" svg:height="1.514cm" svg:x="3.195cm" svg:y="7.894cm">
          <text:p text:style-name="P1"><text:span text:style-name="T1">Al</text:span><text:span text:style-name="T2">3+</text:span></text:p>
        </draw:ellipse>
        <draw:ellipse draw:style-name="gr7" draw:text-style-name="P2" draw:layer="layout" svg:width="1.508cm" svg:height="1.513cm" svg:x="5.985cm" svg:y="7.195cm">
          <text:p text:style-name="P1"><text:span text:style-name="T1">Al</text:span><text:span text:style-name="T2">3+</text:span></text:p>
        </draw:ellipse>
        <draw:ellipse draw:style-name="gr6" draw:text-style-name="P2" draw:layer="layout" svg:width="2.098cm" svg:height="2.107cm" svg:x="0.972cm" svg:y="9.169cm">
          <text:p text:style-name="P1"><text:span text:style-name="T1">O</text:span><text:span text:style-name="T2">2-</text:span></text:p>
        </draw:ellipse>
        <draw:ellipse draw:style-name="gr6" draw:text-style-name="P2" draw:layer="layout" svg:width="2.099cm" svg:height="2.107cm" svg:x="5.519cm" svg:y="10.684cm">
          <text:p text:style-name="P1"><text:span text:style-name="T1">O</text:span><text:span text:style-name="T2">2-</text:span></text:p>
        </draw:ellipse>
        <draw:ellipse draw:style-name="gr6" draw:text-style-name="P2" draw:layer="layout" svg:width="2.099cm" svg:height="2.107cm" svg:x="4.586cm" svg:y="5.437cm">
          <text:p text:style-name="P1"><text:span text:style-name="T1">O</text:span><text:span text:style-name="T2">2-</text:span></text:p>
        </draw:ellipse>
        <draw:frame draw:style-name="gr3" draw:text-style-name="P3" draw:layer="layout" svg:width="0.933cm" svg:height="1.142cm" svg:x="8.667cm" svg:y="7.544cm">
          <draw:text-box>
            <text:p><text:span text:style-name="T1">P</text:span></text:p>
          </draw:text-box>
        </draw:frame>
        <draw:frame draw:style-name="gr3" draw:text-style-name="P3" draw:layer="layout" svg:width="0.933cm" svg:height="1.142cm" svg:x="7.851cm" svg:y="12.791cm">
          <draw:text-box>
            <text:p><text:span text:style-name="T1">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hatch draw:name="オレンジ1" draw:style="single" draw:color="#ff420e" draw:distance="0.1cm" draw:rotation="3150"/>
    <draw:hatch draw:name="青1" draw:style="single" draw:color="#0000ff" draw:distance="0.1cm" draw:rotation="3150"/>
    <draw:hatch draw:name="黄色1" draw:style="single" draw:color="#ffd320" draw:distance="0.1cm" draw:rotation="315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4-10-10T00:41:52.11</meta:creation-date>
    <dc:date>2015-05-06T21:58:15.20</dc:date>
    <meta:editing-duration>PT00H34M52S</meta:editing-duration>
    <meta:editing-cycles>17</meta:editing-cycles>
    <meta:generator>OpenOffice.org/3.2$Win32 OpenOffice.org_project/320m12$Build-9483</meta:generator>
    <meta:document-statistic meta:object-count="15"/>
  </office:meta>
</office:document-meta>
</file>